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top"/>
    </style:style>
    <style:style style:name="gr2" style:family="graphic" style:parent-style-name="standard">
      <style:graphic-properties draw:fill="solid" draw:fill-color="#0066ff" draw:textarea-vertical-align="top"/>
    </style:style>
    <style:style style:name="gr3" style:family="graphic" style:parent-style-name="standard">
      <style:graphic-properties draw:fill-color="#0066ff" draw:textarea-vertical-align="top"/>
    </style:style>
    <style:style style:name="gr4" style:family="graphic" style:parent-style-name="standard">
      <style:graphic-properties draw:fill-color="#ffffff" draw:textarea-vertical-align="top"/>
    </style:style>
    <style:style style:name="gr5" style:family="graphic" style:parent-style-name="standard">
      <style:graphic-properties draw:fill-color="#6600ff" draw:textarea-vertical-align="top"/>
    </style:style>
    <style:style style:name="gr6" style:family="graphic" style:parent-style-name="standard">
      <style:graphic-properties draw:fill-color="#ff3333" draw:textarea-vertical-align="middle"/>
    </style:style>
    <style:style style:name="gr7" style:family="graphic" style:parent-style-name="standard">
      <style:graphic-properties draw:fill-color="#cc0000" draw:textarea-vertical-align="middle"/>
    </style:style>
    <style:style style:name="gr8" style:family="graphic" style:parent-style-name="standard">
      <style:graphic-properties draw:fill-color="#ffcc00" draw:textarea-vertical-align="middle"/>
    </style:style>
    <style:style style:name="gr9" style:family="graphic" style:parent-style-name="standard">
      <style:graphic-properties draw:fill-color="#000000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draw:fill="solid" draw:fill-color="#4c1900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2.065cm" svg:height="5.08cm" svg:x="2.905cm" svg:y="2.27cm">
          <text:p text:style-name="P1"><text:span text:style-name="T1">User interface</text:span></text:p>
        </draw:rect>
        <draw:rect draw:style-name="gr2" draw:text-style-name="P3" draw:layer="layout" svg:width="4.318cm" svg:height="2.54cm" svg:x="4.175cm" svg:y="3.794cm">
          <text:p text:style-name="P1"><text:span text:style-name="T2">Web</text:span></text:p>
        </draw:rect>
        <draw:rect draw:style-name="gr3" draw:text-style-name="P3" draw:layer="layout" svg:width="4.445cm" svg:height="2.54cm" svg:x="9.763cm" svg:y="3.794cm">
          <text:p text:style-name="P1"><text:span text:style-name="T2">Text-Based</text:span></text:p>
        </draw:rect>
        <draw:rect draw:style-name="gr4" draw:text-style-name="P2" draw:layer="layout" svg:width="12.065cm" svg:height="2.286cm" svg:x="2.905cm" svg:y="7.35cm">
          <text:p text:style-name="P1"><text:span text:style-name="T1">Services</text:span></text:p>
        </draw:rect>
        <draw:rect draw:style-name="gr4" draw:text-style-name="P2" draw:layer="layout" svg:width="12.065cm" svg:height="8.509cm" svg:x="2.905cm" svg:y="9.636cm">
          <text:p text:style-name="P1"><text:span text:style-name="T1">Core</text:span></text:p>
        </draw:rect>
        <draw:rect draw:style-name="gr5" draw:text-style-name="P3" draw:layer="layout" svg:width="5.715cm" svg:height="1.27cm" svg:x="6.08cm" svg:y="7.858cm">
          <text:p text:style-name="P1"><text:span text:style-name="T2">HTTP</text:span></text:p>
        </draw:rect>
        <draw:rect draw:style-name="gr6" draw:text-style-name="P3" draw:layer="layout" svg:width="6.604cm" svg:height="2.54cm" svg:x="4.556cm" svg:y="11.16cm">
          <text:p text:style-name="P4"><text:span text:style-name="T2">Dojo Logic</text:span></text:p>
        </draw:rect>
        <draw:rect draw:style-name="gr7" draw:text-style-name="P5" draw:layer="layout" svg:width="3.302cm" svg:height="1.905cm" svg:x="4.556cm" svg:y="13.7cm">
          <text:p text:style-name="P4"><text:span text:style-name="T2">Reactive</text:span></text:p>
        </draw:rect>
        <draw:rect draw:style-name="gr8" draw:text-style-name="P5" draw:layer="layout" svg:width="3.302cm" svg:height="1.905cm" svg:x="7.858cm" svg:y="13.7cm">
          <text:p text:style-name="P4"><text:span text:style-name="T2">Machinist</text:span></text:p>
        </draw:rect>
        <draw:rect draw:style-name="gr9" draw:text-style-name="P5" draw:layer="layout" svg:width="6.604cm" svg:height="1.27cm" svg:x="4.556cm" svg:y="15.605cm">
          <text:p text:style-name="P4"><text:span text:style-name="T2">VFS</text:span></text:p>
        </draw:rect>
        <draw:rect draw:style-name="gr10" draw:text-style-name="P2" draw:layer="layout" svg:width="3.175cm" svg:height="15.875cm" svg:x="14.97cm" svg:y="2.27cm">
          <text:p text:style-name="P1"><text:span text:style-name="T1">Common</text:span></text:p>
        </draw:rect>
        <draw:rect draw:style-name="gr11" draw:text-style-name="P5" draw:layer="layout" svg:width="2.032cm" svg:height="5.715cm" svg:x="11.16cm" svg:y="11.16cm">
          <text:p text:style-name="P5"><text:span text:style-name="T2">Log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4T12:36:12</meta:creation-date>
    <dc:date>2014-07-16T11:59:27</dc:date>
    <meta:editing-duration>PT11M50S</meta:editing-duration>
    <meta:editing-cycles>3</meta:editing-cycles>
    <meta:generator>OpenOffice.org/3.3$Unix OpenOffice.org_project/330m20$Build-9567</meta:generator>
    <dc:creator>Alexandre Ly</dc:creator>
    <meta:document-statistic meta:object-count="12"/>
  </office:meta>
</office:document-meta>
</file>